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non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non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75">
            <text:p>4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5">
            <text:p>1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73">
            <text:p>3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6">
            <text:p>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08">
            <text:p>9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6">
            <text:p>2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7">
            <text:p>39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4">
            <text:p>3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1">
            <text:p>4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313">
            <text:p>4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92">
            <text:p>4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5">
            <text:p>78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9">
            <text:p>2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noncampus-" style:display-name="PageStyle_disciplinary-actions-non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